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4a08eb" officeooo:paragraph-rsid="00540c2c" style:font-size-asian="11pt" style:font-name-complex="Arial" style:font-size-complex="11pt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officeooo:rsid="004557dc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81387" officeooo:paragraph-rsid="0068138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c0d2c" officeooo:paragraph-rsid="006c0d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664387" officeooo:paragraph-rsid="00664387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54a9d" officeooo:paragraph-rsid="00654a9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64387" officeooo:paragraph-rsid="00664387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6" style:family="paragraph" style:parent-style-name="Standard">
      <style:text-properties style:font-name="Caligra" fo:font-size="11pt" officeooo:rsid="00646e47" officeooo:paragraph-rsid="00646e47" style:font-size-asian="11pt" style:font-name-complex="Arial" style:font-size-complex="11pt"/>
    </style:style>
    <style:style style:name="P27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28" style:family="paragraph" style:parent-style-name="Standard">
      <style:text-properties style:font-name="Caligra" fo:font-size="11pt" officeooo:rsid="00681387" officeooo:paragraph-rsid="00681387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rsid="006c0d2c" officeooo:paragraph-rsid="006c0d2c" style:font-size-asian="11pt" style:font-name-complex="Arial" style:font-size-complex="11pt"/>
    </style:style>
    <style:style style:name="P30" style:family="paragraph" style:parent-style-name="Standard">
      <style:text-properties style:font-name="Caligra" fo:font-size="11pt" officeooo:rsid="0066c53d" officeooo:paragraph-rsid="0066c53d" style:font-size-asian="11pt" style:font-name-complex="Arial" style:font-size-complex="11pt"/>
    </style:style>
    <style:style style:name="P31" style:family="paragraph" style:parent-style-name="Standard">
      <style:text-properties style:font-name="Caligra" fo:font-size="11pt" officeooo:rsid="006b944b" officeooo:paragraph-rsid="006b944b" style:font-size-asian="11pt" style:font-name-complex="Arial" style:font-size-complex="11pt"/>
    </style:style>
    <style:style style:name="P32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38fc6" style:font-size-asian="11pt" style:font-size-complex="11pt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a1bd5" style:font-size-asian="11pt" style:font-size-complex="11pt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Caligra" fo:font-size="11pt" officeooo:rsid="00625f24" officeooo:paragraph-rsid="00625f24" style:font-size-asian="11pt" style:font-size-complex="11pt"/>
    </style:style>
    <style:style style:name="P35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638fc6" style:font-size-asian="11pt" style:font-size-complex="11pt"/>
    </style:style>
    <style:style style:name="P36" style:family="paragraph" style:parent-style-name="Text_20_body">
      <style:text-properties style:font-name="Caligra" officeooo:paragraph-rsid="006d55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normal" fo:font-weight="normal" officeooo:rsid="0032f1ff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695214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759421" style:font-style-asian="normal" style:font-weight-asian="normal" style:font-style-complex="normal" style:font-weight-complex="normal"/>
    </style:style>
    <style:style style:name="T7" style:family="text">
      <style:text-properties officeooo:rsid="002fecf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fecf8" style:font-style-asian="italic" style:font-style-complex="italic"/>
    </style:style>
    <style:style style:name="T10" style:family="text">
      <style:text-properties fo:font-style="italic" officeooo:rsid="005fe045" style:font-style-asian="italic" style:font-style-complex="italic"/>
    </style:style>
    <style:style style:name="T11" style:family="text">
      <style:text-properties fo:font-style="italic" officeooo:rsid="00638fc6" style:font-style-asian="italic" style:font-style-complex="italic"/>
    </style:style>
    <style:style style:name="T12" style:family="text">
      <style:text-properties fo:font-style="italic" officeooo:rsid="0069c42f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655db3" style:font-weight-asian="normal" style:font-weight-complex="normal"/>
    </style:style>
    <style:style style:name="T15" style:family="text">
      <style:text-properties fo:font-weight="normal" officeooo:rsid="00646e47" style:font-weight-asian="normal" style:font-weight-complex="normal"/>
    </style:style>
    <style:style style:name="T16" style:family="text">
      <style:text-properties fo:font-weight="normal" officeooo:rsid="00742221" style:font-weight-asian="normal" style:font-weight-complex="normal"/>
    </style:style>
    <style:style style:name="T17" style:family="text">
      <style:text-properties fo:font-weight="normal" officeooo:rsid="00696bb4" style:font-weight-asian="normal" style:font-weight-complex="normal"/>
    </style:style>
    <style:style style:name="T18" style:family="text">
      <style:text-properties fo:font-weight="normal" officeooo:rsid="00696bf3" style:font-weight-asian="normal" style:font-weight-complex="normal"/>
    </style:style>
    <style:style style:name="T19" style:family="text">
      <style:text-properties officeooo:rsid="0048f877"/>
    </style:style>
    <style:style style:name="T20" style:family="text">
      <style:text-properties officeooo:rsid="005a175d"/>
    </style:style>
    <style:style style:name="T21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22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23" style:family="text">
      <style:text-properties fo:font-size="11pt" fo:font-weight="bold" officeooo:rsid="005fa15d" style:font-size-asian="11pt" style:font-weight-asian="bold" style:font-name-complex="Arial" style:font-size-complex="11pt" style:font-weight-complex="bold"/>
    </style:style>
    <style:style style:name="T24" style:family="text">
      <style:text-properties fo:font-size="11pt" fo:font-weight="bold" officeooo:rsid="00620bb6" style:font-size-asian="11pt" style:font-weight-asian="bold" style:font-name-complex="Arial" style:font-size-complex="11pt" style:font-weight-complex="bold"/>
    </style:style>
    <style:style style:name="T25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26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27" style:family="text">
      <style:text-properties fo:color="#ffffd7" loext:opacity="100%" fo:font-size="11pt" fo:font-weight="bold" officeooo:rsid="005fa15d" style:font-size-asian="11pt" style:font-weight-asian="bold" style:font-name-complex="Arial" style:font-size-complex="11pt"/>
    </style:style>
    <style:style style:name="T28" style:family="text">
      <style:text-properties officeooo:rsid="005d01c8"/>
    </style:style>
    <style:style style:name="T29" style:family="text">
      <style:text-properties officeooo:rsid="00610938"/>
    </style:style>
    <style:style style:name="T30" style:family="text">
      <style:text-properties officeooo:rsid="0061743b"/>
    </style:style>
    <style:style style:name="T31" style:family="text">
      <style:text-properties officeooo:rsid="006706cc"/>
    </style:style>
    <style:style style:name="T32" style:family="text">
      <style:text-properties officeooo:rsid="0072112d"/>
    </style:style>
    <style:style style:name="T33" style:family="text">
      <style:text-properties officeooo:rsid="007288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7">La dernière fois :</text:span><text:span text:style-name="T9">’’’</text:span><text:span text:style-name="T10">- terminé l'activité 3 et pris le cours</text:span></text:p>
      <text:p text:style-name="P35"><text:span text:style-name="T10">- certain groupe ont commencé le chapitre 4 : Modéliser les transformations chimiques, par l'activité 1</text:span><text:span text:style-name="T9">’’’</text:span></text:p>
      <text:p text:style-name="P33"><text:span text:style-name="T9">P</text:span><text:span text:style-name="T8">our aujourd’hui : - finir d'écrire le cours- question 1 de l'exercice 1,</text:span><text:span text:style-name="T11">2,3</text:span></text:p>
      <text:p text:style-name="P34"><text:span text:style-name="T8">suivi : </text:span><text:span text:style-name="T12">Luigi copie à faire signer + Mohamed cours pap</text:span></text:p>
      <text:p text:style-name="P14"><text:span text:style-name="T29">5 f</text:span><text:span text:style-name="T30">é</text:span><text:span text:style-name="T29">vr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25">Séance </text:span><text:span text:style-name="T27">19</text:span><text:span text:style-name="T25">: </text:span><text:span text:style-name="T26">Fiche de préparation</text:span><text:span text:style-name="T22"> <text:s/></text:span></text:p>
            <text:p text:style-name="P16"><text:span text:style-name="T22">c</text:span><text:span text:style-name="T21">lasse : <text:s/></text:span><text:span text:style-name="T23">4e1</text:span><text:span text:style-name="T24">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0">Corriger les exercices</text:p>
          </table:table-cell>
          <table:table-cell table:style-name="Tableau1.B4" office:value-type="string">
            <text:p text:style-name="P26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5"><text:span text:style-name="T14">Corriger, </text:span><text:span text:style-name="T13">R</text:span><text:span text:style-name="T15">endre les DM</text:span></text:p>
            <text:p text:style-name="P22"><text:span text:style-name="T16">+ </text:span><text:span text:style-name="T13">suivi </text:span><text:span text:style-name="T17">M</text:span><text:span text:style-name="T13">ohamed !!!!!!! </text:span><text:span text:style-name="T18">et luigi</text:span></text:p>
          </table:table-cell>
          <table:table-cell table:style-name="Tableau1.B4" office:value-type="string">
            <text:p text:style-name="P26">Dm</text:p>
            <text:p text:style-name="P31">pap cours Mohamed</text:p>
          </table:table-cell>
          <table:table-cell table:style-name="Tableau1.A4" office:value-type="string">
            <text:p text:style-name="P11"/>
          </table:table-cell>
        </table:table-row>
        <table:table-row table:style-name="Tableau1.3">
          <table:table-cell table:style-name="Tableau1.A4" office:value-type="string">
            <text:p text:style-name="P19">(Act1, act2, <text:span text:style-name="T31">act3</text:span>)</text:p>
          </table:table-cell>
          <table:table-cell table:style-name="Tableau1.B4" office:value-type="string">
            <text:p text:style-name="P29">Act1-2-<text:span text:style-name="T32">3</text:span>, tableau périodique, <text:span text:style-name="T33">modèles</text:span></text:p>
            <text:p text:style-name="P30">matériel act2</text:p>
          </table:table-cell>
          <table:table-cell table:style-name="Tableau1.A4" office:value-type="string">
            <text:p text:style-name="P11"/>
          </table:table-cell>
        </table:table-row>
        <table:table-row table:style-name="Tableau1.7">
          <table:table-cell table:style-name="Tableau1.A7" office:value-type="string">
            <text:p text:style-name="P6">Agenda <text:span text:style-name="T28">+ matériel + tables</text:span></text:p>
          </table:table-cell>
          <table:table-cell table:style-name="Tableau1.B7" office:value-type="string">
            <text:p text:style-name="P12"/>
          </table:table-cell>
          <table:table-cell table:style-name="Tableau1.A7" office:value-type="string">
            <text:p text:style-name="P13">5min</text:p>
          </table:table-cell>
        </table:table-row>
      </table:table>
      <text:p text:style-name="P36"><text:span text:style-name="T2">Pour la prochaine fois </text:span><text:span text:style-name="T4">: </text:span><text:span text:style-name="T5">finir les exercices 1,2,3 </text:span><text:span text:style-name="T6">+ ranger son porte-vu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3M50S</meta:editing-duration>
    <meta:editing-cycles>19</meta:editing-cycles>
    <meta:generator>LibreOffice/7.0.4.2$Linux_X86_64 LibreOffice_project/00$Build-2</meta:generator>
    <meta:creation-date>2021-02-04T16:16:38.289524303</meta:creation-date>
    <meta:initial-creator>J Cercy</meta:initial-creator>
    <dc:date>2021-02-04T20:23:18.200591008</dc:date>
    <dc:creator>J Cercy</dc:creator>
    <meta:document-statistic meta:table-count="1" meta:image-count="0" meta:object-count="0" meta:page-count="1" meta:paragraph-count="22" meta:word-count="110" meta:character-count="650" meta:non-whitespace-character-count="558"/>
    <meta:template xlink:type="simple" xlink:actuate="onRequest" xlink:title="fiche_de_prep_type" xlink:href="../fiche_de_prep_type.ott" meta:date="2021-02-04T16:16:36.866451548"/>
  </office:meta>
</office:document-meta>
</file>